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OpenSymbol" svg:font-family="OpenSymbol" style:font-family-generic="system" style:font-pitch="variable" svg:panose-1="5 1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list-style-name="LFO1"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list-style-name="LFO2"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text-properties style:font-weight-complex="bold"/>
    </style:style>
    <style:style style:name="P12" style:parent-style-name="Standard" style:family="paragraph">
      <style:text-properties style:font-weight-complex="bold"/>
    </style:style>
    <style:style style:name="P13" style:parent-style-name="Standard" style:family="paragraph">
      <style:text-properties style:font-weight-complex="bold"/>
    </style:style>
    <style:style style:name="P14" style:parent-style-name="Standard" style:family="paragraph">
      <style:text-properties style:font-weight-complex="bold"/>
    </style:style>
    <style:style style:name="P15" style:parent-style-name="Standard" style:family="paragraph">
      <style:text-properties style:font-weight-complex="bold"/>
    </style:style>
    <style:style style:name="P16" style:parent-style-name="Standard" style:family="paragraph">
      <style:text-properties style:font-weight-complex="bold"/>
    </style:style>
    <style:style style:name="P17" style:parent-style-name="Standard"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Conclusions</text:p>
      <text:p text:style-name="Standard"/>
      <text:p text:style-name="P2">Discuss Processing</text:p>
      <text:p text:style-name="P3"><text:tab/>- ideally would spend more time working on attribute modelling but platform work etc was necessary.</text:p>
      <text:p text:style-name="P4"/>
      <text:p text:style-name="P5">Model provides results, ideally richer but not bad</text:p>
      <text:list text:style-name="LFO1" text:continue-numbering="true">
        <text:list-item>
          <text:list>
            <text:list-item>
              <text:p text:style-name="P6">results heavily rely on change of attributes, need more of this</text:p>
            </text:list-item>
          </text:list>
        </text:list-item>
      </text:list>
      <text:p text:style-name="P7">Heavily influence based</text:p>
      <text:list text:style-name="LFO2" text:continue-numbering="true">
        <text:list-item>
          <text:list>
            <text:list-item>
              <text:p text:style-name="P8">would need other stuff</text:p>
            </text:list-item>
          </text:list>
        </text:list-item>
      </text:list>
      <text:p text:style-name="P9"/>
      <text:p text:style-name="P10">Project Summary</text:p>
      <text:p text:style-name="P11"/>
      <text:p text:style-name="P12">Producing an agent-based model had a number of challenges associated with it. Firstly and most significantly, attaining balance within the model was very difficult due to the amount of interaction and influence within the system. This lead to a lot of time being spent on adjusting this balance and trying to maintain it which in turn meant that the scope of the work had to be restricted. Whilst a model with many features and little balance could have been created, it would have provided no useful results as even at the most basic level, extracting a ‘baseline’ for the simulations would be extremely difficult. The scope restriction did result in slightly less depth to agent features such as the decision tree and network reconfiguration but by not implementing this extra complexity, further, more extensive, balancing work was also avoided.</text:p>
      <text:p text:style-name="P13">Adding to this is the size of this kind of task. As stated in this report, the model only intended to be a basic representation of both social networking and smoking behaviours but still required a great deal of background research and development. Taking this kind of model to a commercial level would require either a long period of time for a solo-developer or, to reduce this timescale to a more reasonable one, a team of developers experienced in agent-based modelling. Even then,<text:s/>it<text:s/>is likely that they would encounter the same type of issues seen within the development of this project but on a much larger and more complex scale.</text:p>
      <text:p text:style-name="P14">The model itself, due to its limited number of attributes and interaction methods, is heavily influenced based. Multiple decisions rely on what the neighbourhood of a node is doing which, although important for the social aspect of the project, may not be as heavy an actor in such decisions. Should it be the case that it is a major part of the decisions, the introduction of further attribute changes, interaction methods and decision routes would add a lot of depth to the model and could provide a more detailed representation of human behaviour – this may then provide richer results from simulations which would aid analysis.</text:p>
      <text:p text:style-name="P15">A useful part of the development time was that of platform creation. This involved building a series of tools and preparing the development environment in such a way to allow for creation of the model without having to spend too much time writing ‘wrapper code’ to handle input and output,<text:s/><text:soft-page-break/>for example. Though it does not necessarily contribute to the project producing a good model, it did encourage consistent software development throughout and helped to organise code into a more manageable structure.<text:s/></text:p>
      <text:p text:style-name="P16">As can be seen, a<text:s/>number of discoveries have been made through the course of this project, ranging from key factors in specific areas of the model to the task as a whole. In general, the main aim was to produce a model for investigating the interplay between smoking cessation and social networking. As can be seen in both the Implementation (SECTION) and Results (SECTION), this was achieved and although not as decisive as one might hope, interesting insights into this interaction of fields were gained. Furthermore, through<text:s/>the research, development and analysis<text:s/>for this project, a number of areas that would warrant further investigation<text:s/>have been highlighted.<text:s/>Given that the model is a proof-of-concept, the revealing of these areas opens up the possibility of further research and the development of a more comprehensive, commercial model of how smoking behaviours and social networking actions interact.</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OpenSymbol" svg:font-family="OpenSymbol" style:font-family-generic="system" style:font-pitch="variable" svg:panose-1="5 1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fo:margin-bottom="0in" fo:line-height="100%"/>
      <style:text-properties style:font-name="Calibri Light" style:font-name-complex="F" fo:font-weight="bold" style:font-weight-asian="bold" style:font-weight-complex="bold"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itleChar" style:display-name="Title Char" style:family="text" style:parent-style-name="DefaultParagraphFont">
      <style:text-properties style:font-name="Calibri Light" style:font-name-complex="F" fo:letter-spacing="-0.0069in" style:letter-kerning="true" fo:font-size="28pt" style:font-size-asian="28pt" style:font-size-complex="28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meta:initial-creator>
    <dc:creator>Matt</dc:creator>
    <meta:creation-date>2013-03-25T16:04:00Z</meta:creation-date>
    <dc:date>2013-04-23T00:38:00Z</dc:date>
    <meta:template xlink:href="Normal" xlink:type="simple"/>
    <meta:editing-cycles>11</meta:editing-cycles>
    <meta:editing-duration>PT25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7" meta:word-count="575" meta:character-count="3847" meta:row-count="27" meta:non-whitespace-character-count="3279"/>
  </office:meta>
</office:document-meta>
</file>